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866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maml_loss_list_iter_horizon_1_battery" table:style-name="ta1">
        <table:shapes>
          <draw:frame draw:z-index="0" draw:style-name="gr1" draw:text-style-name="P1" svg:width="6.2988in" svg:height="3.5429in" svg:x="3.8894in" svg:y="2.6807in">
            <draw:object draw:notify-on-update-of-ranges="nomaml_loss_list_iter_horizon_1_battery.B1:nomaml_loss_list_iter_horizon_1_battery.B1 nomaml_loss_list_iter_horizon_1_battery.B2:nomaml_loss_list_iter_horizon_1_battery.B10 nomaml_loss_list_iter_horizon_1_battery.C1:nomaml_loss_list_iter_horizon_1_battery.C1 nomaml_loss_list_iter_horizon_1_battery.C2:nomaml_loss_list_iter_horizon_1_battery.C10 nomaml_loss_list_iter_horizon_1_battery.D1:nomaml_loss_list_iter_horizon_1_battery.D1 nomaml_loss_list_iter_horizon_1_battery.D2:nomaml_loss_list_iter_horizon_1_battery.D10 nomaml_loss_list_iter_horizon_1_battery.E1:nomaml_loss_list_iter_horizon_1_battery.E1 nomaml_loss_list_iter_horizon_1_battery.E2:nomaml_loss_list_iter_horizon_1_battery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NOMAML-HOR-1</text:p>
          </table:table-cell>
          <table:table-cell office:value-type="string" calcext:value-type="string">
            <text:p>MAML-HOR1</text:p>
          </table:table-cell>
          <table:table-cell office:value-type="string" calcext:value-type="string">
            <text:p>NOMAML-HOR10</text:p>
          </table:table-cell>
          <table:table-cell office:value-type="string" calcext:value-type="string">
            <text:p>MAML-HOR10</text:p>
          </table:table-cell>
          <table:table-cell office:value-type="string" calcext:value-type="string">
            <text:p>Train-MAML-H1</text:p>
          </table:table-cell>
          <table:table-cell office:value-type="string" calcext:value-type="string">
            <text:p>Test-MAML-H1</text:p>
          </table:table-cell>
          <table:table-cell office:value-type="string" calcext:value-type="string">
            <text:p>Validation-MAML-H1</text:p>
          </table:table-cell>
          <table:table-cell office:value-type="string" calcext:value-type="string">
            <text:p>Train-MAML-H10</text:p>
          </table:table-cell>
          <table:table-cell office:value-type="string" calcext:value-type="string">
            <text:p>Test-MAML-H10</text:p>
          </table:table-cell>
          <table:table-cell office:value-type="string" calcext:value-type="string">
            <text:p>Validation-MAML-H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80743717782224" calcext:value-type="float">
            <text:p>0.001807437177822</text:p>
          </table:table-cell>
          <table:table-cell office:value-type="float" office:value="0.00352669786661863" calcext:value-type="float">
            <text:p>0.003526697866619</text:p>
          </table:table-cell>
          <table:table-cell office:value-type="float" office:value="0.00130591996121245" calcext:value-type="float">
            <text:p>0.001305919961212</text:p>
          </table:table-cell>
          <table:table-cell office:value-type="float" office:value="0.00280442438088357" calcext:value-type="float">
            <text:p>0.002804424380884</text:p>
          </table:table-cell>
          <table:table-cell office:value-type="float" office:value="0.00289320107549429" calcext:value-type="float">
            <text:p>0.002893201075494</text:p>
          </table:table-cell>
          <table:table-cell office:value-type="float" office:value="0.0019294653320685" calcext:value-type="float">
            <text:p>0.001929465332069</text:p>
          </table:table-cell>
          <table:table-cell office:value-type="float" office:value="0.00217919307760894" calcext:value-type="float">
            <text:p>0.002179193077609</text:p>
          </table:table-cell>
          <table:table-cell office:value-type="float" office:value="0.00318006426095962" calcext:value-type="float">
            <text:p>0.00318006426096</text:p>
          </table:table-cell>
          <table:table-cell office:value-type="float" office:value="0.00270957057364285" calcext:value-type="float">
            <text:p>0.002709570573643</text:p>
          </table:table-cell>
          <table:table-cell office:value-type="float" office:value="0.00184594199527055" calcext:value-type="float">
            <text:p>0.001845941995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65634673010341" calcext:value-type="float">
            <text:p>0.001656346730103</text:p>
          </table:table-cell>
          <table:table-cell office:value-type="float" office:value="0.0030781184323132" calcext:value-type="float">
            <text:p>0.003078118432313</text:p>
          </table:table-cell>
          <table:table-cell office:value-type="float" office:value="0.00141461564449623" calcext:value-type="float">
            <text:p>0.001414615644496</text:p>
          </table:table-cell>
          <table:table-cell office:value-type="float" office:value="0.00238614296540618" calcext:value-type="float">
            <text:p>0.002386142965406</text:p>
          </table:table-cell>
          <table:table-cell office:value-type="float" office:value="0.00254535581916571" calcext:value-type="float">
            <text:p>0.002545355819166</text:p>
          </table:table-cell>
          <table:table-cell office:value-type="float" office:value="0.00162890483625233" calcext:value-type="float">
            <text:p>0.001628904836252</text:p>
          </table:table-cell>
          <table:table-cell office:value-type="float" office:value="0.00189659639727324" calcext:value-type="float">
            <text:p>0.001896596397273</text:p>
          </table:table-cell>
          <table:table-cell office:value-type="float" office:value="0.00281286076642573" calcext:value-type="float">
            <text:p>0.002812860766426</text:p>
          </table:table-cell>
          <table:table-cell office:value-type="float" office:value="0.00236547901295126" calcext:value-type="float">
            <text:p>0.002365479012951</text:p>
          </table:table-cell>
          <table:table-cell office:value-type="float" office:value="0.00154923857189715" calcext:value-type="float">
            <text:p>0.001549238571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46785055171766" calcext:value-type="float">
            <text:p>0.001467850551718</text:p>
          </table:table-cell>
          <table:table-cell office:value-type="float" office:value="0.0026828427799046" calcext:value-type="float">
            <text:p>0.002682842779905</text:p>
          </table:table-cell>
          <table:table-cell office:value-type="float" office:value="0.00124712689501664" calcext:value-type="float">
            <text:p>0.001247126895017</text:p>
          </table:table-cell>
          <table:table-cell office:value-type="float" office:value="0.00205184449441731" calcext:value-type="float">
            <text:p>0.002051844494417</text:p>
          </table:table-cell>
          <table:table-cell office:value-type="float" office:value="0.00223181745968759" calcext:value-type="float">
            <text:p>0.002231817459688</text:p>
          </table:table-cell>
          <table:table-cell office:value-type="float" office:value="0.00141354696825147" calcext:value-type="float">
            <text:p>0.001413546968251</text:p>
          </table:table-cell>
          <table:table-cell office:value-type="float" office:value="0.00167265965137631" calcext:value-type="float">
            <text:p>0.001672659651376</text:p>
          </table:table-cell>
          <table:table-cell office:value-type="float" office:value="0.00248800427652895" calcext:value-type="float">
            <text:p>0.002488004276529</text:p>
          </table:table-cell>
          <table:table-cell office:value-type="float" office:value="0.00209449580870569" calcext:value-type="float">
            <text:p>0.002094495808706</text:p>
          </table:table-cell>
          <table:table-cell office:value-type="float" office:value="0.00129944738000631" calcext:value-type="float">
            <text:p>0.001299447380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49013469786933" calcext:value-type="float">
            <text:p>0.001490134697869</text:p>
          </table:table-cell>
          <table:table-cell office:value-type="float" office:value="0.00238210684619844" calcext:value-type="float">
            <text:p>0.002382106846198</text:p>
          </table:table-cell>
          <table:table-cell office:value-type="float" office:value="0.00140398811763202" calcext:value-type="float">
            <text:p>0.001403988117632</text:p>
          </table:table-cell>
          <table:table-cell office:value-type="float" office:value="0.00179045577533543" calcext:value-type="float">
            <text:p>0.001790455775335</text:p>
          </table:table-cell>
          <table:table-cell office:value-type="float" office:value="0.00197501503862441" calcext:value-type="float">
            <text:p>0.001975015038624</text:p>
          </table:table-cell>
          <table:table-cell office:value-type="float" office:value="0.0012558433227241" calcext:value-type="float">
            <text:p>0.001255843322724</text:p>
          </table:table-cell>
          <table:table-cell office:value-type="float" office:value="0.00151076959446073" calcext:value-type="float">
            <text:p>0.001510769594461</text:p>
          </table:table-cell>
          <table:table-cell office:value-type="float" office:value="0.00223011756315827" calcext:value-type="float">
            <text:p>0.002230117563158</text:p>
          </table:table-cell>
          <table:table-cell office:value-type="float" office:value="0.00189010158646852" calcext:value-type="float">
            <text:p>0.001890101586469</text:p>
          </table:table-cell>
          <table:table-cell office:value-type="float" office:value="0.00113202619832009" calcext:value-type="float">
            <text:p>0.00113202619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39491913589653" calcext:value-type="float">
            <text:p>0.001394919135897</text:p>
          </table:table-cell>
          <table:table-cell office:value-type="float" office:value="0.00212680222466588" calcext:value-type="float">
            <text:p>0.002126802224666</text:p>
          </table:table-cell>
          <table:table-cell office:value-type="float" office:value="0.00127465124135965" calcext:value-type="float">
            <text:p>0.00127465124136</text:p>
          </table:table-cell>
          <table:table-cell office:value-type="float" office:value="0.00159948947839439" calcext:value-type="float">
            <text:p>0.001599489478394</text:p>
          </table:table-cell>
          <table:table-cell office:value-type="float" office:value="0.00176136253867298" calcext:value-type="float">
            <text:p>0.001761362538673</text:p>
          </table:table-cell>
          <table:table-cell office:value-type="float" office:value="0.00114980770740658" calcext:value-type="float">
            <text:p>0.001149807707407</text:p>
          </table:table-cell>
          <table:table-cell office:value-type="float" office:value="0.00142823217902333" calcext:value-type="float">
            <text:p>0.001428232179023</text:p>
          </table:table-cell>
          <table:table-cell office:value-type="float" office:value="0.00200845394283533" calcext:value-type="float">
            <text:p>0.002008453942835</text:p>
          </table:table-cell>
          <table:table-cell office:value-type="float" office:value="0.00175175408367068" calcext:value-type="float">
            <text:p>0.001751754083671</text:p>
          </table:table-cell>
          <table:table-cell office:value-type="float" office:value="0.00103703700006008" calcext:value-type="float">
            <text:p>0.001037037000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37877423874082" calcext:value-type="float">
            <text:p>0.001378774238741</text:p>
          </table:table-cell>
          <table:table-cell office:value-type="float" office:value="0.00196673395112157" calcext:value-type="float">
            <text:p>0.001966733951122</text:p>
          </table:table-cell>
          <table:table-cell office:value-type="float" office:value="0.00145032835156444" calcext:value-type="float">
            <text:p>0.001450328351564</text:p>
          </table:table-cell>
          <table:table-cell office:value-type="float" office:value="0.0015049057547003" calcext:value-type="float">
            <text:p>0.0015049057547</text:p>
          </table:table-cell>
          <table:table-cell office:value-type="float" office:value="0.00162065902259201" calcext:value-type="float">
            <text:p>0.001620659022592</text:p>
          </table:table-cell>
          <table:table-cell office:value-type="float" office:value="0.00107612402644008" calcext:value-type="float">
            <text:p>0.00107612402644</text:p>
          </table:table-cell>
          <table:table-cell office:value-type="float" office:value="0.001345299417153" calcext:value-type="float">
            <text:p>0.001345299417153</text:p>
          </table:table-cell>
          <table:table-cell office:value-type="float" office:value="0.00186883879359812" calcext:value-type="float">
            <text:p>0.001868838793598</text:p>
          </table:table-cell>
          <table:table-cell office:value-type="float" office:value="0.00164990883786231" calcext:value-type="float">
            <text:p>0.001649908837862</text:p>
          </table:table-cell>
          <table:table-cell office:value-type="float" office:value="0.000937645090743899" calcext:value-type="float">
            <text:p>0.0009376450907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35283637977338" calcext:value-type="float">
            <text:p>0.001352836379773</text:p>
          </table:table-cell>
          <table:table-cell office:value-type="float" office:value="0.00182117708027363" calcext:value-type="float">
            <text:p>0.001821177080274</text:p>
          </table:table-cell>
          <table:table-cell office:value-type="float" office:value="0.00127633607220598" calcext:value-type="float">
            <text:p>0.001276336072206</text:p>
          </table:table-cell>
          <table:table-cell office:value-type="float" office:value="0.00142257986590266" calcext:value-type="float">
            <text:p>0.001422579865903</text:p>
          </table:table-cell>
          <table:table-cell office:value-type="float" office:value="0.00147871975786984" calcext:value-type="float">
            <text:p>0.00147871975787</text:p>
          </table:table-cell>
          <table:table-cell office:value-type="float" office:value="0.00101487594656646" calcext:value-type="float">
            <text:p>0.001014875946566</text:p>
          </table:table-cell>
          <table:table-cell office:value-type="float" office:value="0.00132171250879765" calcext:value-type="float">
            <text:p>0.001321712508798</text:p>
          </table:table-cell>
          <table:table-cell office:value-type="float" office:value="0.00171443342696875" calcext:value-type="float">
            <text:p>0.001714433426969</text:p>
          </table:table-cell>
          <table:table-cell office:value-type="float" office:value="0.00156768050510436" calcext:value-type="float">
            <text:p>0.001567680505104</text:p>
          </table:table-cell>
          <table:table-cell office:value-type="float" office:value="0.000907913665287196" calcext:value-type="float">
            <text:p>0.0009079136652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41161467912057" calcext:value-type="float">
            <text:p>0.001411614679121</text:p>
          </table:table-cell>
          <table:table-cell office:value-type="float" office:value="0.0017311432166025" calcext:value-type="float">
            <text:p>0.001731143216603</text:p>
          </table:table-cell>
          <table:table-cell office:value-type="float" office:value="0.00140477225486006" calcext:value-type="float">
            <text:p>0.00140477225486</text:p>
          </table:table-cell>
          <table:table-cell office:value-type="float" office:value="0.00136475323233753" calcext:value-type="float">
            <text:p>0.001364753232338</text:p>
          </table:table-cell>
          <table:table-cell office:value-type="float" office:value="0.0013749347999692" calcext:value-type="float">
            <text:p>0.001374934799969</text:p>
          </table:table-cell>
          <table:table-cell office:value-type="float" office:value="0.00101070059463382" calcext:value-type="float">
            <text:p>0.001010700594634</text:p>
          </table:table-cell>
          <table:table-cell office:value-type="float" office:value="0.00127237418200821" calcext:value-type="float">
            <text:p>0.001272374182008</text:p>
          </table:table-cell>
          <table:table-cell office:value-type="float" office:value="0.00160346797201782" calcext:value-type="float">
            <text:p>0.001603467972018</text:p>
          </table:table-cell>
          <table:table-cell office:value-type="float" office:value="0.00152728625107557" calcext:value-type="float">
            <text:p>0.001527286251076</text:p>
          </table:table-cell>
          <table:table-cell office:value-type="float" office:value="0.000846242590341717" calcext:value-type="float">
            <text:p>0.000846242590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39000760250115" calcext:value-type="float">
            <text:p>0.001390007602501</text:p>
          </table:table-cell>
          <table:table-cell office:value-type="float" office:value="0.001644556527026" calcext:value-type="float">
            <text:p>0.001644556527026</text:p>
          </table:table-cell>
          <table:table-cell office:value-type="float" office:value="0.00125517798888007" calcext:value-type="float">
            <text:p>0.00125517798888</text:p>
          </table:table-cell>
          <table:table-cell office:value-type="float" office:value="0.00133043189998716" calcext:value-type="float">
            <text:p>0.001330431899987</text:p>
          </table:table-cell>
          <table:table-cell office:value-type="float" office:value="0.00125482201110572" calcext:value-type="float">
            <text:p>0.001254822011106</text:p>
          </table:table-cell>
          <table:table-cell office:value-type="float" office:value="0.000985359656624496" calcext:value-type="float">
            <text:p>0.000985359656624</text:p>
          </table:table-cell>
          <table:table-cell office:value-type="float" office:value="0.00127085146959871" calcext:value-type="float">
            <text:p>0.001270851469599</text:p>
          </table:table-cell>
          <table:table-cell office:value-type="float" office:value="0.00146715622395277" calcext:value-type="float">
            <text:p>0.001467156223953</text:p>
          </table:table-cell>
          <table:table-cell office:value-type="float" office:value="0.0014824194367975" calcext:value-type="float">
            <text:p>0.001482419436798</text:p>
          </table:table-cell>
          <table:table-cell office:value-type="float" office:value="0.000845304573886097" calcext:value-type="float">
            <text:p>0.000845304573886</text:p>
          </table:table-cell>
        </table:table-row>
        <table:table-row table:style-name="ro1">
          <table:table-cell table:number-columns-repeated="5"/>
          <table:table-cell office:value-type="float" office:value="0.00117492501158267" calcext:value-type="float">
            <text:p>0.001174925011583</text:p>
          </table:table-cell>
          <table:table-cell office:value-type="float" office:value="0.00098801136482507" calcext:value-type="float">
            <text:p>0.000988011364825</text:p>
          </table:table-cell>
          <table:table-cell office:value-type="float" office:value="0.00123316922690719" calcext:value-type="float">
            <text:p>0.001233169226907</text:p>
          </table:table-cell>
          <table:table-cell office:value-type="float" office:value="0.00136848841793835" calcext:value-type="float">
            <text:p>0.001368488417938</text:p>
          </table:table-cell>
          <table:table-cell office:value-type="float" office:value="0.00146279425825924" calcext:value-type="float">
            <text:p>0.001462794258259</text:p>
          </table:table-cell>
          <table:table-cell office:value-type="float" office:value="0.00080336257815361" calcext:value-type="float">
            <text:p>0.000803362578154</text:p>
          </table:table-cell>
        </table:table-row>
        <table:table-row table:style-name="ro1">
          <table:table-cell table:number-columns-repeated="5"/>
          <table:table-cell office:value-type="float" office:value="0.00109776400495321" calcext:value-type="float">
            <text:p>0.001097764004953</text:p>
          </table:table-cell>
          <table:table-cell office:value-type="float" office:value="0.000970133987721056" calcext:value-type="float">
            <text:p>0.000970133987721</text:p>
          </table:table-cell>
          <table:table-cell office:value-type="float" office:value="0.00124859472271055" calcext:value-type="float">
            <text:p>0.001248594722711</text:p>
          </table:table-cell>
          <table:table-cell office:value-type="float" office:value="0.00126959895715117" calcext:value-type="float">
            <text:p>0.001269598957151</text:p>
          </table:table-cell>
          <table:table-cell office:value-type="float" office:value="0.00142930133733898" calcext:value-type="float">
            <text:p>0.001429301337339</text:p>
          </table:table-cell>
          <table:table-cell office:value-type="float" office:value="0.000822733738459647" calcext:value-type="float">
            <text:p>0.000822733738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6:31:45.5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5T18:37:49.769000000</dc:date>
    <meta:editing-duration>PT2H26M54S</meta:editing-duration>
    <meta:editing-cycles>2</meta:editing-cycles>
    <meta:generator>LibreOffice/6.4.3.2$Windows_X86_64 LibreOffice_project/747b5d0ebf89f41c860ec2a39efd7cb15b54f2d8</meta:generator>
    <meta:document-statistic meta:table-count="1" meta:cell-count="12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2cm" svg:y="3.442cm" style:legend-expansion="high" chart:style-name="ch2"/>
        <chart:plot-area chart:style-name="ch3" table:cell-range-address="nomaml_loss_list_iter_horizon_1_battery.B1:nomaml_loss_list_iter_horizon_1_battery.E10" chart:data-source-has-labels="row" svg:x="0.32cm" svg:y="0.18cm" svg:width="11.18cm" svg:height="8.64cm">
          <chartooo:coordinate-region svg:x="1.629cm" svg:y="0.382cm" svg:width="9.774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maml_loss_list_iter_horizon_1_battery.B2:nomaml_loss_list_iter_horizon_1_battery.B10" chart:label-cell-address="nomaml_loss_list_iter_horizon_1_battery.B1:nomaml_loss_list_iter_horizon_1_battery.B1" chart:class="chart:line">
            <chart:data-point chart:repeated="9"/>
          </chart:series>
          <chart:series chart:style-name="ch7" chart:values-cell-range-address="nomaml_loss_list_iter_horizon_1_battery.C2:nomaml_loss_list_iter_horizon_1_battery.C10" chart:label-cell-address="nomaml_loss_list_iter_horizon_1_battery.C1:nomaml_loss_list_iter_horizon_1_battery.C1" chart:class="chart:line">
            <chart:data-point chart:repeated="9"/>
          </chart:series>
          <chart:series chart:style-name="ch8" chart:values-cell-range-address="nomaml_loss_list_iter_horizon_1_battery.D2:nomaml_loss_list_iter_horizon_1_battery.D10" chart:label-cell-address="nomaml_loss_list_iter_horizon_1_battery.D1:nomaml_loss_list_iter_horizon_1_battery.D1" chart:class="chart:line">
            <chart:data-point chart:repeated="9"/>
          </chart:series>
          <chart:series chart:style-name="ch9" chart:values-cell-range-address="nomaml_loss_list_iter_horizon_1_battery.E2:nomaml_loss_list_iter_horizon_1_battery.E10" chart:label-cell-address="nomaml_loss_list_iter_horizon_1_battery.E1:nomaml_loss_list_iter_horizon_1_battery.E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AML-HOR-1</text:p>
                <draw:g>
                  <svg:desc>nomaml_loss_list_iter_horizon_1_battery.B1:nomaml_loss_list_iter_horizon_1_battery.B1</svg:desc>
                </draw:g>
              </table:table-cell>
              <table:table-cell office:value-type="string">
                <text:p>MAML-HOR1</text:p>
                <draw:g>
                  <svg:desc>nomaml_loss_list_iter_horizon_1_battery.C1:nomaml_loss_list_iter_horizon_1_battery.C1</svg:desc>
                </draw:g>
              </table:table-cell>
              <table:table-cell office:value-type="string">
                <text:p>NOMAML-HOR10</text:p>
                <draw:g>
                  <svg:desc>nomaml_loss_list_iter_horizon_1_battery.D1:nomaml_loss_list_iter_horizon_1_battery.D1</svg:desc>
                </draw:g>
              </table:table-cell>
              <table:table-cell office:value-type="string">
                <text:p>MAML-HOR10</text:p>
                <draw:g>
                  <svg:desc>nomaml_loss_list_iter_horizon_1_battery.E1:nomaml_loss_list_iter_horizon_1_battery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80743717782224">
                <text:p>0.00180743717782224</text:p>
                <draw:g>
                  <svg:desc>nomaml_loss_list_iter_horizon_1_battery.B2:nomaml_loss_list_iter_horizon_1_battery.B10</svg:desc>
                </draw:g>
              </table:table-cell>
              <table:table-cell office:value-type="float" office:value="0.00352669786661863">
                <text:p>0.00352669786661863</text:p>
                <draw:g>
                  <svg:desc>nomaml_loss_list_iter_horizon_1_battery.C2:nomaml_loss_list_iter_horizon_1_battery.C10</svg:desc>
                </draw:g>
              </table:table-cell>
              <table:table-cell office:value-type="float" office:value="0.00130591996121245">
                <text:p>0.00130591996121245</text:p>
                <draw:g>
                  <svg:desc>nomaml_loss_list_iter_horizon_1_battery.D2:nomaml_loss_list_iter_horizon_1_battery.D10</svg:desc>
                </draw:g>
              </table:table-cell>
              <table:table-cell office:value-type="float" office:value="0.00280442438088357">
                <text:p>0.00280442438088357</text:p>
                <draw:g>
                  <svg:desc>nomaml_loss_list_iter_horizon_1_battery.E2:nomaml_loss_list_iter_horizon_1_battery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5634673010341">
                <text:p>0.00165634673010341</text:p>
              </table:table-cell>
              <table:table-cell office:value-type="float" office:value="0.0030781184323132">
                <text:p>0.0030781184323132</text:p>
              </table:table-cell>
              <table:table-cell office:value-type="float" office:value="0.00141461564449623">
                <text:p>0.00141461564449623</text:p>
              </table:table-cell>
              <table:table-cell office:value-type="float" office:value="0.00238614296540618">
                <text:p>0.00238614296540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46785055171766">
                <text:p>0.00146785055171766</text:p>
              </table:table-cell>
              <table:table-cell office:value-type="float" office:value="0.0026828427799046">
                <text:p>0.0026828427799046</text:p>
              </table:table-cell>
              <table:table-cell office:value-type="float" office:value="0.00124712689501664">
                <text:p>0.00124712689501664</text:p>
              </table:table-cell>
              <table:table-cell office:value-type="float" office:value="0.00205184449441731">
                <text:p>0.00205184449441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9013469786933">
                <text:p>0.00149013469786933</text:p>
              </table:table-cell>
              <table:table-cell office:value-type="float" office:value="0.00238210684619844">
                <text:p>0.00238210684619844</text:p>
              </table:table-cell>
              <table:table-cell office:value-type="float" office:value="0.00140398811763202">
                <text:p>0.00140398811763202</text:p>
              </table:table-cell>
              <table:table-cell office:value-type="float" office:value="0.00179045577533543">
                <text:p>0.00179045577533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9491913589653">
                <text:p>0.00139491913589653</text:p>
              </table:table-cell>
              <table:table-cell office:value-type="float" office:value="0.00212680222466588">
                <text:p>0.00212680222466588</text:p>
              </table:table-cell>
              <table:table-cell office:value-type="float" office:value="0.00127465124135965">
                <text:p>0.00127465124135965</text:p>
              </table:table-cell>
              <table:table-cell office:value-type="float" office:value="0.00159948947839439">
                <text:p>0.00159948947839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7877423874082">
                <text:p>0.00137877423874082</text:p>
              </table:table-cell>
              <table:table-cell office:value-type="float" office:value="0.00196673395112157">
                <text:p>0.00196673395112157</text:p>
              </table:table-cell>
              <table:table-cell office:value-type="float" office:value="0.00145032835156444">
                <text:p>0.00145032835156444</text:p>
              </table:table-cell>
              <table:table-cell office:value-type="float" office:value="0.0015049057547003">
                <text:p>0.0015049057547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35283637977338">
                <text:p>0.00135283637977338</text:p>
              </table:table-cell>
              <table:table-cell office:value-type="float" office:value="0.00182117708027363">
                <text:p>0.00182117708027363</text:p>
              </table:table-cell>
              <table:table-cell office:value-type="float" office:value="0.00127633607220598">
                <text:p>0.00127633607220598</text:p>
              </table:table-cell>
              <table:table-cell office:value-type="float" office:value="0.00142257986590266">
                <text:p>0.00142257986590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41161467912057">
                <text:p>0.00141161467912057</text:p>
              </table:table-cell>
              <table:table-cell office:value-type="float" office:value="0.0017311432166025">
                <text:p>0.0017311432166025</text:p>
              </table:table-cell>
              <table:table-cell office:value-type="float" office:value="0.00140477225486006">
                <text:p>0.00140477225486006</text:p>
              </table:table-cell>
              <table:table-cell office:value-type="float" office:value="0.00136475323233753">
                <text:p>0.00136475323233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39000760250115">
                <text:p>0.00139000760250115</text:p>
              </table:table-cell>
              <table:table-cell office:value-type="float" office:value="0.001644556527026">
                <text:p>0.001644556527026</text:p>
              </table:table-cell>
              <table:table-cell office:value-type="float" office:value="0.00125517798888007">
                <text:p>0.00125517798888007</text:p>
              </table:table-cell>
              <table:table-cell office:value-type="float" office:value="0.00133043189998716">
                <text:p>0.00133043189998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